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11e" officeooo:paragraph-rsid="000a611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ad234" officeooo:paragraph-rsid="000a611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a611e" officeooo:paragraph-rsid="000a611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b094b" officeooo:paragraph-rsid="000a611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b1c5c" officeooo:paragraph-rsid="000b1c5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c7776" officeooo:paragraph-rsid="000c777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0a611e" officeooo:paragraph-rsid="000a61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0b1c5c" officeooo:paragraph-rsid="000b1c5c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0c7776" officeooo:paragraph-rsid="000c777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0c7776" officeooo:paragraph-rsid="000c777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3e12f3" officeooo:paragraph-rsid="000c777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11caa" officeooo:paragraph-rsid="00111ca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bold" officeooo:rsid="000c7776" officeooo:paragraph-rsid="000c7776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b1c5c"/>
    </style:style>
    <style:style style:name="T2" style:family="text">
      <style:text-properties officeooo:rsid="000c435a"/>
    </style:style>
    <style:style style:name="T3" style:family="text">
      <style:text-properties officeooo:rsid="0027558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e12f3" style:font-style-asian="normal" style:font-style-complex="normal"/>
    </style:style>
    <style:style style:name="T7" style:family="text">
      <style:text-properties officeooo:rsid="00111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conscience de soi est-elle une connaissance de soi ?</text:p>
      <text:p text:style-name="P1"/>
      <text:p text:style-name="P1">Quels sont les deux sens possibles du concept de conscience ?</text:p>
      <text:p text:style-name="P1">Psychologique et moral</text:p>
      <text:p text:style-name="P1"/>
      <text:p text:style-name="P1">Qu’est-ce que la conscience au sens psychologique ?</text:p>
      <text:p text:style-name="P2">la faculté mentale qui nous permet d’appréhender subjectivement les phénomènes extérieurs ou intérieurs</text:p>
      <text:p text:style-name="P2"/>
      <text:p text:style-name="P3">Comment appelle-t-on la forme de conscience qui vise les phénomènes extérieurs ?</text:p>
      <text:p text:style-name="P3">La conscience spontanée</text:p>
      <text:p text:style-name="P3"/>
      <text:p text:style-name="P3">Comment appelle-t-on la forme de conscience qui vise les phénomènes intérieurs ?</text:p>
      <text:p text:style-name="P3">La conscience réfléchie</text:p>
      <text:p text:style-name="P3"/>
      <text:p text:style-name="P3">Qu’est-ce que la conscience au sens moral ?</text:p>
      <text:p text:style-name="P4">la conscience désigne notre capacité à distinguer le bien du mal</text:p>
      <text:p text:style-name="P4"/>
      <text:p text:style-name="P7">Descartes</text:p>
      <text:p text:style-name="P3"/>
      <text:p text:style-name="P3">En quoi consiste la méthode cartésienne pour trouver une vérité absolue ?</text:p>
      <text:p text:style-name="P3">Il va refuser de croire à tout ce dont il peut douter</text:p>
      <text:p text:style-name="P3"/>
      <text:p text:style-name="P3">Pourquoi Descartes refuse-t-il de faire confiance à ses sens ?</text:p>
      <text:p text:style-name="P3">Parce les sens nous trompent parfois, comme avec les illusions d’optique</text:p>
      <text:p text:style-name="P3"/>
      <text:p text:style-name="P3">Quelle est la seule vérité indubitable d’après Descartes ?</text:p>
      <text:p text:style-name="P3">Le fait que j’existe</text:p>
      <text:p text:style-name="P3"/>
      <text:p text:style-name="P3">Qu’est-ce qui me définit le plus intimement d’après Descartes ?</text:p>
      <text:p text:style-name="P3">Ma capacité à prendre une conscience claire et distincte de ma propre existence</text:p>
      <text:p text:style-name="P3"/>
      <text:p text:style-name="P3">Les animaux peuvent-ils <text:span text:style-name="T1">avoir une conscience claire et distincte d’eux-mêmes ?</text:span></text:p>
      <text:p text:style-name="P5">Non. Certains animaux peuvent cependant reconnaître l’image de leur propre corps</text:p>
      <text:p text:style-name="P5"/>
      <text:p text:style-name="P5">Quel concept fondamental est introduit en philosophie par le « je pense » de Descartes ?</text:p>
      <text:p text:style-name="P5">Le concept de sujet</text:p>
      <text:p text:style-name="P5"/>
      <text:p text:style-name="P8">Kant</text:p>
      <text:p text:style-name="P5"/>
      <text:p text:style-name="P5">Dans quelle mesure le fait de penser « je » marque-t-il une étape décisive dans l’évolution de l’enfant ?</text:p>
      <text:p text:style-name="P5">Il ne se contente plus de se sentir, mais il se pense</text:p>
      <text:p text:style-name="P5"/>
      <text:p text:style-name="P5">Quelles sont les deux implications morales de la subjectivité ?</text:p>
      <text:p text:style-name="P5">On a une certaine valeur morale &amp; on est moralement responsable de ses acitons</text:p>
      <text:p text:style-name="P5"/>
      <text:p text:style-name="P5">Comme appelle-t-on la notion de sujet d’un point de vue moral ?</text:p>
      <text:p text:style-name="P5">Une personne</text:p>
      <text:p text:style-name="P5"/>
      <text:p text:style-name="P5">Qu’est-ce qu’un sujet d’un point de vue métaphysique ?</text:p>
      <text:p text:style-name="P5">C’est <text:span text:style-name="T2">p</text:span><text:span text:style-name="T3">ouvoir se connaître soi-même et prendre conscience de ses actes</text:span></text:p>
      <text:p text:style-name="P5"><text:soft-page-break/></text:p>
      <text:p text:style-name="P8">Nietzsche</text:p>
      <text:p text:style-name="P5"/>
      <text:p text:style-name="P6">Quel est le statut du sujet conscient d’après Nietzsche ?</text:p>
      <text:p text:style-name="P6">C’est une illusion</text:p>
      <text:p text:style-name="P6"/>
      <text:p text:style-name="P6">Comment Nietzsche accepterait-il de formuler le « je pense » de Descartes ?</text:p>
      <text:p text:style-name="P6">Il y a de la pensée</text:p>
      <text:p text:style-name="P6"/>
      <text:p text:style-name="P6">Pourquoi <text:span text:style-name="T4">voulons</text:span><text:span text:style-name="T5">-nous croire à notre subjectivité ?</text:span></text:p>
      <text:p text:style-name="P10">Parce que c’est une notion rassurante</text:p>
      <text:p text:style-name="P10"/>
      <text:p text:style-name="P12">Quelle est l’origine de la croyance au sujet d’après Nietzsche ?</text:p>
      <text:p text:style-name="P10">U<text:span text:style-name="T7">ne illusion provenant de la grammaire</text:span></text:p>
      <text:p text:style-name="P10"/>
      <text:p text:style-name="P10">D’après Nietzsche, l’homme se domine-t-il lui-même ?</text:p>
      <text:p text:style-name="P10">Non, il est dominé par des instincts obscurs, inscrits profondément dans son corps</text:p>
      <text:p text:style-name="P10"/>
      <text:p text:style-name="P13">Le concept d’inconscient</text:p>
      <text:p text:style-name="P10"/>
      <text:p text:style-name="P10">Quel est le sens courant du mot « inconscient » ?</text:p>
      <text:p text:style-name="P6"><text:span text:style-name="T5">= <text:s/></text:span><text:span text:style-name="T6">agir sans avoir fait attention à certaines choses particulièrement importantes</text:span></text:p>
      <text:p text:style-name="P11"/>
      <text:p text:style-name="P6"><text:span text:style-name="T6">Q</text:span><text:span text:style-name="T5">uel est le sens philosophique du mot « inconscient » ?</text:span></text:p>
      <text:p text:style-name="P11">c’est l'ensemble des pensées qui d'une part sont dans l'esprit sans pour autant être dans la conscience, et qui d'autre part ne peuvent pas accéder à la conscience.</text:p>
      <text:p text:style-name="P6"/>
      <text:p text:style-name="P6">Quel est le problème métaphysique impliqué par le concept d’inconscient ?</text:p>
      <text:p text:style-name="P6">peut-on se connaître soi-même si une partie de nous demeure nécessairement dans l'obscurité ?</text:p>
      <text:p text:style-name="P6"/>
      <text:p text:style-name="P6">Quel est le problème moral impliqué par le concept d’inconscient ?</text:p>
      <text:p text:style-name="P6">si quelqu'un est poussé à agir par des pensées inconscientes qu’il ne maîtrise pas, peut-on encore le tenir pour responsable de ses actes ?</text:p>
      <text:p text:style-name="P6"/>
      <text:p text:style-name="P9">Freud</text:p>
      <text:p text:style-name="P6"/>
      <text:p text:style-name="P6">Qu’est-ce qui définit l’inconscient d’après Freud ?</text:p>
      <text:p text:style-name="P6">Le processus de refoulement</text:p>
      <text:p text:style-name="P6"/>
      <text:p text:style-name="P6">Qu’est-ce que le refoulement ?</text:p>
      <text:p text:style-name="P6">Le processus psychique inconscient par lequel certaines pulsions sont maintenues activement hors du regard de la conscience</text:p>
      <text:p text:style-name="P6"/>
      <text:p text:style-name="P6">Quelle est l’utilité du refoulement ? </text:p>
      <text:p text:style-name="P6">Il nous permet d’avoir des comportements compatibles avec la vie en société </text:p>
      <text:p text:style-name="P6"/>
      <text:p text:style-name="P6">Dans quelle mesure le refoulement peut-il être problématique ?</text:p>
      <text:p text:style-name="P6">Les pulsions refoulées ne disparaissent pas et peuvent provoquer des névroses</text:p>
      <text:p text:style-name="P6"/>
      <text:p text:style-name="P6">Qu’est-ce qu’une névrose ?</text:p>
      <text:p text:style-name="P6">Un genre très large de troubles du comportement causés par un conflit psychique refoulé </text:p>
      <text:p text:style-name="P6"/>
      <text:p text:style-name="P6"><text:soft-page-break/>Par quelles émotions se manifeste la névrose ?</text:p>
      <text:p text:style-name="P6">Par l’angoisse et la culpabilité</text:p>
      <text:p text:style-name="P6"/>
      <text:p text:style-name="P6">Quel est le but de la psychanalyse ?</text:p>
      <text:p text:style-name="P6">Mettre fin à la névrose en mettant fin au refoulement</text:p>
      <text:p text:style-name="P6"/>
      <text:p text:style-name="P6">Qu’est-ce que la sublimation ?</text:p>
      <text:p text:style-name="P6">Le réinvestissement dans une création d’une énergie pulsionnelle refoulée</text:p>
      <text:p text:style-name="P6"/>
      <text:p text:style-name="P6">Comment le psychanalyste lève-t-il le refoulement ?</text:p>
      <text:p text:style-name="P6">En travaillant sur le contenu refoulé pour le faire passer peu à peu à la conscience</text:p>
      <text:p text:style-name="P6"/>
      <text:p text:style-name="P9">Conclusion</text:p>
      <text:p text:style-name="P6"/>
      <text:p text:style-name="P6">La notion de sujet n’a-t-elle plus de sens si l’inconscient existe ?</text:p>
      <text:p text:style-name="P6">On peut le concevoir comme une destina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09:39:35.057000000</meta:creation-date>
    <dc:title>Page vierge</dc:title>
    <meta:generator>LibreOffice/7.3.1.3$Windows_X86_64 LibreOffice_project/a69ca51ded25f3eefd52d7bf9a5fad8c90b87951</meta:generator>
    <meta:editing-duration>PT1H29M7S</meta:editing-duration>
    <meta:editing-cycles>5</meta:editing-cycles>
    <dc:date>2022-12-13T22:23:33.726000000</dc:date>
    <meta:document-statistic meta:table-count="0" meta:image-count="0" meta:object-count="0" meta:page-count="3" meta:paragraph-count="75" meta:word-count="693" meta:character-count="4235" meta:non-whitespace-character-count="3613"/>
    <meta:template xlink:type="simple" xlink:actuate="onRequest" xlink:title="Page vierge" xlink:href="../../../../../../AppData/Roaming/LibreOffice/4/user/template/Page%20vierge1.ott" meta:date="2022-12-02T09:39:34.775000000"/>
  </office:meta>
</office:document-meta>
</file>